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w.createCell( final int column , final int cell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ow.Row( final HSSFRow row , final Sheet she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w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.setHeight( final double poi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ow.isValid( double poi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